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6E54F9A203B925E135.png" manifest:media-type="image/png"/>
  <manifest:file-entry manifest:full-path="Pictures/100000000000036E000001A0E2D1B13C60B1C175.png" manifest:media-type="image/png"/>
  <manifest:file-entry manifest:full-path="Pictures/1000000000000355000002B85D1148902668A4D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628cm" svg:y="-1.392cm" svg:width="17.676cm" svg:height="11.469cm" draw:z-index="0"><draw:image xlink:href="Pictures/1000000000000355000002B85D1148902668A4D5.jpg" xlink:type="simple" xlink:show="embed" xlink:actuate="onLoad" loext:mime-type="image/jpeg"/></draw:frame></text:p>
      <text:p text:style-name="Standard"><draw:frame draw:style-name="fr1" draw:name="Figura2" text:anchor-type="char" svg:x="-0.106cm" svg:y="0.219cm" svg:width="17cm" svg:height="7.461cm" draw:z-index="1"><draw:image xlink:href="Pictures/100000000000036E000001A0E2D1B13C60B1C175.png" xlink:type="simple" xlink:show="embed" xlink:actuate="onLoad" loext:mime-type="image/png"/></draw:frame><draw:frame draw:style-name="fr1" draw:name="Figura3" text:anchor-type="char" svg:x="0.053cm" svg:y="8.102cm" svg:width="17cm" svg:height="8.123cm" draw:z-index="2"><draw:image xlink:href="Pictures/10000000000002FE0000016E54F9A203B925E135.png" xlink:type="simple" xlink:show="embed" xlink:actuate="onLoad" loext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15:03:53.116793231</meta:creation-date>
    <dc:date>2023-12-01T16:46:53.419543402</dc:date>
    <meta:editing-duration>PT2M2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